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0A1317DB5.png"/>
  <manifest:file-entry manifest:media-type="image/png" manifest:full-path="Pictures/10000201000002D1000002C10F4C95C8.png"/>
  <manifest:file-entry manifest:media-type="image/png" manifest:full-path="Pictures/1000020100000234000000D2CFBF067B.png"/>
  <manifest:file-entry manifest:media-type="image/png" manifest:full-path="Pictures/10000201000002A30000018564EA6998.png"/>
  <manifest:file-entry manifest:media-type="image/png" manifest:full-path="Pictures/1000020100000308000002221F0283F5.png"/>
  <manifest:file-entry manifest:media-type="image/png" manifest:full-path="Pictures/10000201000002B8000002A60657B957.png"/>
  <manifest:file-entry manifest:media-type="image/png" manifest:full-path="Pictures/10000201000002A0000001592D80BCDD.png"/>
  <manifest:file-entry manifest:media-type="image/png" manifest:full-path="Pictures/10000201000002B2000001583802E611.png"/>
  <manifest:file-entry manifest:media-type="image/png" manifest:full-path="Pictures/10000201000002B4000001A7F38E7E60.png"/>
  <manifest:file-entry manifest:media-type="image/png" manifest:full-path="Pictures/100002010000026F0000018D8E72FDD1.png"/>
  <manifest:file-entry manifest:media-type="image/png" manifest:full-path="Pictures/10000201000002BA000001640A7F8184.png"/>
  <manifest:file-entry manifest:media-type="image/png" manifest:full-path="Pictures/1000020100000102000000AA52C9A606.png"/>
  <manifest:file-entry manifest:media-type="image/png" manifest:full-path="Pictures/10000201000002CD000001701B46346B.png"/>
  <manifest:file-entry manifest:media-type="image/png" manifest:full-path="Pictures/1000020100000276000000BB41008A03.png"/>
  <manifest:file-entry manifest:media-type="image/png" manifest:full-path="Pictures/100002010000028C0000018E654B2B4C.png"/>
  <manifest:file-entry manifest:media-type="image/png" manifest:full-path="Pictures/10000201000001180000009D23E1FE0A.png"/>
  <manifest:file-entry manifest:media-type="image/png" manifest:full-path="Pictures/1000020100000281000000C43934BC1E.png"/>
  <manifest:file-entry manifest:media-type="image/png" manifest:full-path="Pictures/1000020100000280000001C76971E1A1.png"/>
  <manifest:file-entry manifest:media-type="image/png" manifest:full-path="Pictures/100002010000011A00000114AB7D9AED.png"/>
  <manifest:file-entry manifest:media-type="image/png" manifest:full-path="Pictures/10000201000000DE000000A21EB2652E.png"/>
  <manifest:file-entry manifest:media-type="image/png" manifest:full-path="Pictures/10000201000002CC00000133CBA1EC5A.png"/>
  <manifest:file-entry manifest:media-type="image/png" manifest:full-path="Pictures/10000201000002B4000000E79DB65529.png"/>
  <manifest:file-entry manifest:media-type="image/png" manifest:full-path="Pictures/100000000000029E000002272E29D3F7.png"/>
  <manifest:file-entry manifest:media-type="image/png" manifest:full-path="Pictures/10000201000002B1000001299DDD1C31.png"/>
  <manifest:file-entry manifest:media-type="image/png" manifest:full-path="Pictures/10000201000000ED0000007E393F65C3.png"/>
  <manifest:file-entry manifest:media-type="image/png" manifest:full-path="Pictures/100002010000011A0000007AF0041775.png"/>
  <manifest:file-entry manifest:media-type="image/png" manifest:full-path="Pictures/10000201000001040000008AB27E2739.png"/>
  <manifest:file-entry manifest:media-type="image/png" manifest:full-path="Pictures/10000201000001270000009CB926D8E6.png"/>
  <manifest:file-entry manifest:media-type="image/png" manifest:full-path="Pictures/10000201000002A20000015BEDFB5720.png"/>
  <manifest:file-entry manifest:media-type="image/png" manifest:full-path="Pictures/10000201000002640000017542FAAF5D.png"/>
  <manifest:file-entry manifest:media-type="image/png" manifest:full-path="Pictures/10000201000000D8000000AB489C55D0.png"/>
  <manifest:file-entry manifest:media-type="image/png" manifest:full-path="Pictures/10000201000000B100000065C91F5B10.png"/>
  <manifest:file-entry manifest:media-type="image/png" manifest:full-path="Pictures/1000000000000385000002C3F7289BDC.png"/>
  <manifest:file-entry manifest:media-type="image/png" manifest:full-path="Pictures/10000201000002850000017B23D8DEF1.png"/>
  <manifest:file-entry manifest:media-type="image/png" manifest:full-path="Pictures/10000000000003740000020C79EE0277.png"/>
  <manifest:file-entry manifest:media-type="image/png" manifest:full-path="Pictures/10000201000000F900000084C3D82EE7.png"/>
  <manifest:file-entry manifest:media-type="image/png" manifest:full-path="Pictures/1000000000000384000000E42BF00C9B.png"/>
  <manifest:file-entry manifest:media-type="image/png" manifest:full-path="Pictures/100002010000033C000002270E944608.png"/>
  <manifest:file-entry manifest:media-type="image/png" manifest:full-path="Pictures/10000201000002D300000169E06DA584.png"/>
  <manifest:file-entry manifest:media-type="image/png" manifest:full-path="Pictures/1000020100000213000000F911A85032.png"/>
  <manifest:file-entry manifest:media-type="image/png" manifest:full-path="Pictures/10000201000000BA000000C8D431F77C.png"/>
  <manifest:file-entry manifest:media-type="image/png" manifest:full-path="Pictures/1000020100000277000000E834C451CB.png"/>
  <manifest:file-entry manifest:media-type="image/png" manifest:full-path="Pictures/10000201000002B10000011FC68D4BFE.png"/>
  <manifest:file-entry manifest:media-type="image/png" manifest:full-path="Pictures/10000201000002CE000001086FCA17BE.png"/>
  <manifest:file-entry manifest:media-type="image/png" manifest:full-path="Pictures/1000020100000286000001DCFDC48777.png"/>
  <manifest:file-entry manifest:media-type="image/png" manifest:full-path="Pictures/100002010000026B000001D9F2F9AA5C.png"/>
  <manifest:file-entry manifest:media-type="image/png" manifest:full-path="Pictures/10000201000002AA0000028CF54E4980.png"/>
  <manifest:file-entry manifest:media-type="image/png" manifest:full-path="Pictures/1000020100000126000000C0B065928E.png"/>
  <manifest:file-entry manifest:media-type="image/png" manifest:full-path="Pictures/10000201000002B300000128A81999DE.png"/>
  <manifest:file-entry manifest:media-type="image/png" manifest:full-path="Pictures/1000020100000257000000F92449AA35.png"/>
  <manifest:file-entry manifest:media-type="image/png" manifest:full-path="Pictures/10000201000000F2000000B220DB9C3C.png"/>
  <manifest:file-entry manifest:media-type="image/png" manifest:full-path="Pictures/10000201000000FF000000B296D115D0.png"/>
  <manifest:file-entry manifest:media-type="image/png" manifest:full-path="Pictures/10000201000000F4000000BD4A11D5EB.png"/>
  <manifest:file-entry manifest:media-type="image/png" manifest:full-path="Pictures/1000020100000330000001313865BA93.png"/>
  <manifest:file-entry manifest:media-type="image/png" manifest:full-path="Pictures/1000020100000117000000BDF3FE3695.png"/>
  <manifest:file-entry manifest:media-type="image/png" manifest:full-path="Pictures/10000000000000BC00000048490F4977.png"/>
  <manifest:file-entry manifest:media-type="image/png" manifest:full-path="Pictures/1000020100000268000000D54AB2E870.png"/>
  <manifest:file-entry manifest:media-type="image/png" manifest:full-path="Pictures/1000020100000242000000C9D3CE38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4" style:family="table-cell">
      <style:table-cell-properties fo:padding="0.0382in" fo:border-left="0.0007in solid #000000" fo:border-right="none"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ize="14pt" style:font-size-asian="14pt" style:font-size-complex="14pt"/>
    </style:style>
    <style:style style:name="P38" style:family="paragraph" style:parent-style-name="Text_20_body">
      <style:paragraph-properties fo:text-align="start" style:justify-single-word="false"/>
      <style:text-properties fo:font-size="14pt" style:font-size-asian="14pt" style:font-size-complex="14pt"/>
    </style:style>
    <style:style style:name="P39" style:family="paragraph" style:parent-style-name="Text_20_body">
      <style:text-properties fo:font-size="14pt" fo:background-color="transparent" style:font-size-asian="14pt" style:font-size-complex="14pt"/>
    </style:style>
    <style:style style:name="P40" style:family="paragraph" style:parent-style-name="Text_20_body">
      <style:text-properties fo:font-size="14pt" fo:background-color="#ffffff" style:font-size-asian="14pt" style:font-size-complex="14pt"/>
    </style:style>
    <style:style style:name="P41" style:family="paragraph" style:parent-style-name="Text_20_body">
      <style:text-properties fo:font-size="11pt" style:font-size-asian="11pt" style:font-size-complex="11pt"/>
    </style:style>
    <style:style style:name="P42" style:family="paragraph" style:parent-style-name="Text_20_body">
      <style:text-properties fo:color="#000000" style:font-name="Courier" fo:font-size="9pt" style:font-name-asian="Lucida Grande" style:font-size-asian="9pt" style:font-name-complex="Lucida Grande" style:font-size-complex="9pt"/>
    </style:style>
    <style:style style:name="P43"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4" style:family="paragraph" style:parent-style-name="Contents_20_2">
      <style:paragraph-properties>
        <style:tab-stops>
          <style:tab-stop style:position="7.2535in" style:type="right" style:leader-style="dotted" style:leader-text="."/>
        </style:tab-stops>
      </style:paragraph-properties>
    </style:style>
    <style:style style:name="P45" style:family="paragraph" style:parent-style-name="Contents_20_1">
      <style:paragraph-properties>
        <style:tab-stops>
          <style:tab-stop style:position="7.45in" style:type="right" style:leader-style="dotted" style:leader-text="."/>
        </style:tab-stops>
      </style:paragraph-properties>
    </style:style>
    <style:style style:name="P46"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7" style:family="paragraph" style:parent-style-name="Heading_20_1">
      <style:paragraph-properties fo:break-before="page"/>
    </style:style>
    <style:style style:name="P48" style:family="paragraph" style:parent-style-name="Text_20_body" style:list-style-name="L1">
      <style:text-properties fo:font-size="14pt" style:font-size-asian="14pt" style:font-size-complex="14pt"/>
    </style:style>
    <style:style style:name="P49" style:family="paragraph" style:parent-style-name="Text_20_body" style:list-style-name="L2">
      <style:text-properties fo:font-size="14pt" style:font-size-asian="14pt" style:font-size-complex="14pt"/>
    </style:style>
    <style:style style:name="P50" style:family="paragraph" style:parent-style-name="Text_20_body" style:list-style-name="L3">
      <style:text-properties fo:font-size="14pt" style:font-size-asian="14pt" style:font-size-complex="14pt"/>
    </style:style>
    <style:style style:name="P51" style:family="paragraph" style:parent-style-name="Text_20_body" style:list-style-name="L4">
      <style:text-properties fo:font-size="14pt" style:font-size-asian="14pt" style:font-size-complex="14pt"/>
    </style:style>
    <style:style style:name="P52" style:family="paragraph" style:parent-style-name="Text_20_body" style:list-style-name="L8">
      <style:text-properties fo:font-size="14pt" style:font-size-asian="14pt" style:font-size-complex="14pt"/>
    </style:style>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6">
      <style:text-properties fo:background-color="#ffff00"/>
    </style:style>
    <style:style style:name="P57" style:family="paragraph" style:parent-style-name="Text_20_body" style:list-style-name="L7">
      <style:text-properties fo:font-size="12pt" style:font-size-asian="12pt" style:font-size-complex="12pt"/>
    </style:style>
    <style:style style:name="P58"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59"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0"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1" style:family="paragraph" style:parent-style-name="Heading_20_2" style:list-style-name="">
      <style:paragraph-properties fo:orphans="2" fo:widows="2"/>
    </style:style>
    <style:style style:name="P62" style:family="paragraph" style:parent-style-name="Heading_20_2">
      <style:paragraph-properties fo:break-before="page"/>
    </style:style>
    <style:style style:name="P63" style:family="paragraph" style:parent-style-name="Preformatted_20_Text">
      <style:text-properties style:font-name="Courier New2"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2" fo:font-size="12pt" style:font-size-asian="12pt" style:font-size-complex="12pt"/>
    </style:style>
    <style:style style:name="T8" style:family="text">
      <style:text-properties style:font-name="Courier New2"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Courier New2" fo:font-weight="bold" style:font-weight-asian="bold" style:font-weight-complex="bold"/>
    </style:style>
    <style:style style:name="T10" style:family="text">
      <style:text-properties style:font-name="Courier New2" fo:font-size="10pt" style:font-size-asian="10pt" style:font-size-complex="10pt"/>
    </style:style>
    <style:style style:name="T11" style:family="text">
      <style:text-properties style:font-name="Courier New2" fo:font-size="10pt" fo:font-weight="bold" style:font-size-asian="10pt" style:font-weight-asian="bold" style:font-size-complex="10pt" style:font-weight-complex="bold"/>
    </style:style>
    <style:style style:name="T12" style:family="text">
      <style:text-properties style:font-name="Courier New2" fo:font-size="11pt" style:font-size-asian="11pt" style:font-size-complex="11pt"/>
    </style:style>
    <style:style style:name="T13"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4"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style:font-name="Courier New2" fo:font-style="italic" fo:font-weight="bold" style:font-style-asian="italic" style:font-weight-asian="bold" style:font-style-complex="italic" style:font-weight-complex="bold"/>
    </style:style>
    <style:style style:name="T16" style:family="text">
      <style:text-properties style:font-name="Courier New2" fo:font-style="normal" fo:font-weight="normal" style:font-style-asian="normal" style:font-weight-asian="normal" style:font-style-complex="normal" style:font-weight-complex="normal"/>
    </style:style>
    <style:style style:name="T17" style:family="text">
      <style:text-properties fo:font-style="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Courier New1" fo:font-style="italic" fo:font-weight="bold" style:font-style-asian="italic" style:font-weight-asian="bold" style:font-style-complex="italic" style:font-weight-complex="bold"/>
    </style:style>
    <style:style style:name="T22" style:family="text">
      <style:text-properties style:font-name="Times New Roman1"/>
    </style:style>
    <style:style style:name="T23"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4"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5"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6"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7" style:family="text">
      <style:text-properties style:font-name="Times New Roman1" fo:font-size="13pt" style:font-size-asian="13pt" style:font-size-complex="13pt"/>
    </style:style>
    <style:style style:name="T28"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9" style:family="text">
      <style:text-properties style:use-window-font-color="true" style:font-name="Courier New2" fo:font-size="14pt" fo:background-color="#ffffff" style:font-size-asian="14pt" style:font-size-complex="14pt"/>
    </style:style>
    <style:style style:name="T30" style:family="text">
      <style:text-properties style:use-window-font-color="true" fo:font-size="14pt" fo:background-color="#ffffff" style:font-size-asian="14pt" style:font-size-complex="14pt"/>
    </style:style>
    <style:style style:name="T31" style:family="text">
      <style:text-properties style:font-name="Courier New"/>
    </style:style>
    <style:style style:name="T32" style:family="text">
      <style:text-properties fo:font-size="12pt" fo:font-style="normal" style:font-size-asian="12pt" style:font-style-asian="normal" style:font-size-complex="12pt" style:font-style-complex="normal"/>
    </style:style>
    <style:style style:name="T33" style:family="text">
      <style:text-properties fo:font-size="12pt" style:font-size-asian="12pt" style:font-size-complex="12pt"/>
    </style:style>
    <style:style style:name="T34" style:family="text">
      <style:text-properties fo:font-style="normal" style:font-style-asian="normal" style:font-style-complex="normal"/>
    </style:style>
    <style:style style:name="T35" style:family="text">
      <style:text-properties fo:font-weight="normal" style:font-weight-asian="normal" style:font-weight-complex="normal"/>
    </style:style>
    <style:style style:name="T36" style:family="text">
      <style:text-properties fo:font-size="13pt" style:font-size-asian="13pt" style:font-size-complex="13pt"/>
    </style:style>
    <style:style style:name="T37" style:family="text">
      <style:text-properties fo:font-size="14pt" style:font-size-asian="14pt" style:font-size-complex="14pt"/>
    </style:style>
    <style:style style:name="T38" style:family="text">
      <style:text-properties fo:font-size="11pt" style:font-size-asian="11pt" style:font-size-complex="11pt"/>
    </style:style>
    <style:style style:name="T39" style:family="text">
      <style:text-properties fo:font-size="11pt" fo:font-weight="bold" style:font-size-asian="11pt" style:font-weight-asian="bold" style:font-size-complex="11pt" style:font-weight-complex="bold"/>
    </style:style>
    <style:style style:name="T40" style:family="text">
      <style:text-properties fo:font-size="11pt" fo:font-style="italic" fo:font-weight="bold" style:font-size-asian="11pt" style:font-style-asian="italic" style:font-weight-asian="bold" style:font-size-complex="11pt" style:font-style-complex="italic" style:font-weight-complex="bold"/>
    </style:style>
    <style:style style:name="T41" style:family="text">
      <style:text-properties fo:font-variant="normal" fo:text-transform="none" fo:color="#000000" style:font-name="Times New Roman1" fo:letter-spacing="normal" fo:font-style="normal" fo:font-weight="bold" style:font-weight-asian="bold" style:font-weight-complex="bold"/>
    </style:style>
    <style:style style:name="T42" style:family="text">
      <style:text-properties style:font-name="Courier"/>
    </style:style>
    <style:style style:name="T43" style:family="text">
      <style:text-properties fo:color="#ff0000"/>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6"><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p>
      <text:p text:style-name="P3">March 2011</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5">1 <text:s text:c="2"/>Overview<text:tab/>4</text:p>
          <text:p text:style-name="P44">1.1 <text:s text:c="2"/>Copyright and trademark information<text:tab/>4</text:p>
          <text:p text:style-name="P44">1.2 <text:s text:c="2"/>Feedback<text:tab/>4</text:p>
          <text:p text:style-name="P44">1.3 <text:s text:c="2"/>Acknowledgments<text:tab/>4</text:p>
          <text:p text:style-name="P44">1.4 <text:s text:c="2"/>Modifications and Updates<text:tab/>4</text:p>
          <text:p text:style-name="P45">2 <text:s text:c="2"/>Securing Roller<text:tab/>5</text:p>
          <text:p text:style-name="P45">3 <text:s text:c="2"/>Ready to roll?<text:tab/>6</text:p>
          <text:p text:style-name="P45">4 <text:s text:c="2"/>Download and un-package Roller<text:tab/>7</text:p>
          <text:p text:style-name="P44">4.1 <text:s text:c="2"/>Installation directory layout<text:tab/>7</text:p>
          <text:p text:style-name="P45">5 <text:s text:c="2"/>Prepare your database for Roller<text:tab/>8</text:p>
          <text:p text:style-name="P44">5.1 <text:s text:c="2"/>Create a database for Roller <text:tab/>8</text:p>
          <text:p text:style-name="P44">5.2 <text:s text:c="2"/>MySQL and Oracle considerations<text:tab/>8</text:p>
          <text:p text:style-name="P45">6 <text:s text:c="2"/>Create Roller configuration file <text:tab/>9</text:p>
          <text:p text:style-name="P45">7 <text:s text:c="2"/>Deploy Roller to Tomcat<text:tab/>10</text:p>
          <text:p text:style-name="P44">7.1 <text:s text:c="2"/>Tomcat: Add to Roller Configuration<text:tab/>10</text:p>
          <text:p text:style-name="P44">7.2 <text:s text:c="2"/>Tomcat: Add JDBC Driver and JavaMail API Files<text:tab/>10</text:p>
          <text:p text:style-name="P44">7.3 <text:s text:c="2"/>Tomcat: Set URI Encoding <text:tab/>11</text:p>
          <text:p text:style-name="P44">7.4 <text:s text:c="2"/>Tomcat: Deploy Roller <text:tab/>11</text:p>
          <text:p text:style-name="P45">8 <text:s text:c="2"/>Deploying Roller to Glassfish<text:tab/>12</text:p>
          <text:p text:style-name="P44">8.1 <text:s text:c="2"/>Glassfish: Add Roller Configuration<text:tab/>12</text:p>
          <text:p text:style-name="P44">8.2 <text:s text:c="2"/>Glassfish: Add JDBC Driver File(s)<text:tab/>12</text:p>
          <text:p text:style-name="P44">8.3 <text:s text:c="2"/>Glassfish: Create Datasource<text:tab/>12</text:p>
          <text:p text:style-name="P44">8.4 <text:s text:c="2"/>Glassfish: Create Mail Connection<text:tab/>19</text:p>
          <text:p text:style-name="P44">8.5 <text:s text:c="2"/>Glassfish: Deploy Roller<text:tab/>20</text:p>
          <text:p text:style-name="P45">9 <text:s text:c="2"/>Deploying Roller to JBoss<text:tab/>23</text:p>
          <text:p text:style-name="P44">9.1 <text:s text:c="2"/>JBoss: Create Roller configuration<text:tab/>23</text:p>
          <text:p text:style-name="P44">9.2 <text:s text:c="2"/>JBoss: Add JDBC driver file(s)<text:tab/>23</text:p>
          <text:p text:style-name="P44">9.3 <text:s text:c="2"/>JBoss: Create Datasource<text:tab/>23</text:p>
          <text:p text:style-name="P44">9.4 <text:s text:c="2"/>JBoss: Deploy Roller<text:tab/>30</text:p>
          <text:p text:style-name="P45">10 <text:s text:c="2"/>Deploying Roller to WebSphere<text:tab/>32</text:p>
          <text:p text:style-name="P44">10.1 <text:s text:c="2"/>WebSphere: Add Roller Configuration<text:tab/>32</text:p>
          <text:p text:style-name="P44">10.2 <text:s text:c="2"/>Special configuration for Apache Commons logging<text:tab/>37</text:p>
          <text:p text:style-name="P44">10.3 <text:s text:c="2"/>WebSphere: Set Filter Compatibility<text:tab/>38</text:p>
          <text:p text:style-name="P44">10.4 <text:s text:c="2"/>WebSphere: Add JDBC Provider User <text:tab/>39</text:p>
          <text:p text:style-name="P44">10.5 <text:s text:c="2"/>WebSphere: Add JDBC Provider<text:tab/>40</text:p>
          <text:p text:style-name="P44">10.6 <text:s text:c="2"/>WebSphere: Add JDBC Datasource<text:tab/>42</text:p>
          <text:p text:style-name="P44">10.7 <text:s text:c="2"/>WebSphere: Create Mail Connection<text:tab/>44</text:p>
          <text:p text:style-name="P44">10.8 <text:s text:c="2"/>WebSphere: Deploy Roller<text:tab/>46</text:p>
          <text:p text:style-name="P45">11 <text:s text:c="2"/>Getting started with Roller<text:tab/>48</text:p>
          <text:p text:style-name="P44">11.1 <text:s text:c="2"/>Navigate to Roller and finish the install <text:tab/>48</text:p>
          <text:p text:style-name="P44">11.2 <text:s text:c="2"/>Register a user and create a weblog<text:tab/>49</text:p>
          <text:p text:style-name="P45">12 <text:s text:c="2"/>Configuration tips and tricks<text:tab/>51</text:p>
          <text:p text:style-name="P44">12.1 <text:s text:c="2"/>Setting up Roller's Planet feed aggregator<text:tab/>51</text:p>
          <text:p text:style-name="P44">12.2 <text:s text:c="2"/>Using Server-provided database and mail resources<text:tab/>53</text:p>
          <text:p text:style-name="P44">12.3 <text:s text:c="2"/>Manual table creation and upgrade<text:tab/>54</text:p>
          <text:p text:style-name="P45">13 <text:s text:c="2"/>Upgrading Roller<text:tab/>55</text:p>
          <text:p text:style-name="P44">13.1 <text:s text:c="2"/>Backup your old Roller <text:tab/>55</text:p>
          <text:p text:style-name="P44">13.2 <text:s text:c="2"/>Install and startup the new Roller <text:tab/>56</text:p>
          <text:p text:style-name="P45">14 <text:s text:c="2"/>roller.properties<text:tab/>57</text:p>
        </text:index-body>
      </text:table-of-content>
      <text:p text:style-name="Text_20_body"><text:soft-page-break/></text:p>
      <text:h text:style-name="P47"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7"><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6">The general format of this document was based on the documentation template used by the OpenDS project which in turn was based on the templates used by the </text:span><text:a xlink:type="simple" xlink:href="http://www.OpenOffice.org/"><text:span text:style-name="T36">OpenOffice.org</text:span></text:a><text:span text:style-name="T36">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4" office:value-type="string">
            <text:p text:style-name="P18">July 2007</text:p>
          </table:table-cell>
          <table:table-cell table:style-name="Table2.B4" office:value-type="string">
            <text:p text:style-name="P19">Rewritten for simplified Roller 4.0 installation process</text:p>
          </table:table-cell>
        </table:table-row>
      </table:table>
      <text:p text:style-name="P2"/>
      <text:h text:style-name="P47" text:outline-level="1">Securing Roller</text:h>
      <text:p text:style-name="P37">Security should be top-of-mind when setting up any web site, even one that is on a private network and internal to your organization. Here are some recommendations for keeping your Roller installation secure:</text:p>
      <text:list xml:id="list1790984466" text:style-name="L1">
        <text:list-item>
          <text:p text:style-name="P48"><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48"><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48"><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2">the </text:span><text:span text:style-name="T41">Allow html in comments</text:span><text:span text:style-name="T22"> o</text:span>ption and make sure the <text:span text:style-name="T2">HTML Subset Restriction</text:span> box is checked.</text:p>
        </text:list-item>
        <text:list-item>
          <text:p text:style-name="P48"><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7">First, let's make sure you have everything you need to install and run Roller.</text:p>
      <text:p text:style-name="P38">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815437844" text:style-name="L2">
        <text:list-item>
          <text:p text:style-name="P49"><text:span text:style-name="T1">Java Development Kit</text:span>, specifically the Sun Java 2 SE 1.6 JDK. The computer on which you install Roller should be configured to run with the Java SE 6. </text:p>
        </text:list-item>
        <text:list-item>
          <text:p text:style-name="P49"><text:span text:style-name="T1">Java EE 6 Application Server</text:span>, or more specifically a Servlet container that supports at least the Servlet 2.4 API. Hereinafter, we'll just call this your <text:span text:style-name="T17">server</text:span>. Roller has traditionally worked best on Tomcat and Tomcat only, but Roller 5.0 is known to run on:</text:p>
          <text:list>
            <text:list-item>
              <text:p text:style-name="P49">Tomcat 6 and 7</text:p>
            </text:list-item>
            <text:list-item>
              <text:p text:style-name="P49">Glassfish 3</text:p>
            </text:list-item>
            <text:list-item>
              <text:p text:style-name="P49">JBoss AS 6 </text:p>
            </text:list-item>
            <text:list-item>
              <text:p text:style-name="P49">WebSphere 8 (beta)</text:p>
            </text:list-item>
          </text:list>
        </text:list-item>
        <text:list-item>
          <text:p text:style-name="P49"><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49"><text:span text:style-name="T2">(Optional) An SMTP mail server</text:span>. Roller can send email notifications for comments and other events via the JavaMail and Activation APIs. </text:p>
        </text:list-item>
        <text:list-item>
          <text:p text:style-name="P49"><text:span text:style-name="T2">Roller installation file</text:span>. The Roller installation file contains the Roller WAR file, ready to reploy to your server, plus Roller license files, README and documentation.</text:p>
          <text:list>
            <text:list-item>
              <text:p text:style-name="P49">For Tomcat 6 or 7 (and possibly old Java EE 4 and 5 app servers?)</text:p>
            </text:list-item>
          </text:list>
        </text:list-item>
        <text:list-item>
          <text:p text:style-name="P58">roller-5.0.0-for-tomcat.zip</text:p>
        </text:list-item>
        <text:list-item>
          <text:p text:style-name="P58">roller-5.0.0-for-tomcat.tar.gz</text:p>
        </text:list-item>
        <text:list-item>
          <text:p text:style-name="P59">For Glassfish 3, WebSphere 8 or other Java EE 6 server</text:p>
        </text:list-item>
        <text:list-item>
          <text:p text:style-name="P58">roller-5.0.0-for-javaee.zip</text:p>
        </text:list-item>
        <text:list-item>
          <text:p text:style-name="P58">roller-5.0.0-for-javaee.tar.gz</text:p>
        </text:list-item>
        <text:list-item>
          <text:p text:style-name="P59">For Jboss AS 6:</text:p>
        </text:list-item>
        <text:list-item>
          <text:p text:style-name="P58">roller-5.0.0-for-jboss.zip</text:p>
        </text:list-item>
        <text:list-item>
          <text:p text:style-name="P58">roller-5.0.0-for-jboss.tar.gz</text:p>
        </text:list-item>
      </text:list>
      <text:p text:style-name="P31">We'll start by unpacking the Roller installation file.</text:p>
      <text:h text:style-name="Heading_20_1" text:outline-level="1">Download and un-package Roller</text:h>
      <text:p text:style-name="Text_20_body"><text:span text:style-name="T37">Download the Apache Roller release file from </text:span><text:a xlink:type="simple" xlink:href="http://roller.apache.org/"><text:span text:style-name="T37">http://roller.apache.org</text:span></text:a><text:span text:style-name="T37">.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7">Once you've unpackaged the files you'll find a directory structure like this:</text:p>
      <text:p text:style-name="P37"/>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0.0-XXX.jar</text:p>
      <text:p text:style-name="P37"/>
      <text:p text:style-name="P37">The string XXX could be 'javaee' or 'tomcat' or 'jboss' depending on which Roller 5 release you downloaded.</text:p>
      <text:p text:style-name="P37">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7">Before you can install Roller you'll probably need to some work to prepare your database for Roller. You'll need a place to put the Roller tables; some call this a table-space and we refer to it as a <text:span text:style-name="T17">database</text:span><text:span text:style-name="T34">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7">If you're luck enough to have your own database administrator, ask them to setup a database for Roller. When they are done, ask them to provide you with this information, you'll need it later:</text:p>
      <text:list xml:id="list486501666" text:style-name="L3">
        <text:list-item>
          <text:p text:style-name="P50">Username and password for connecting to database</text:p>
        </text:list-item>
        <text:list-item>
          <text:p text:style-name="P50">JDBC connection URL for database</text:p>
        </text:list-item>
        <text:list-item>
          <text:p text:style-name="P50">JDBC driver class name</text:p>
        </text:list-item>
      </text:list>
      <text:p text:style-name="P37">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33">%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h text:style-name="Heading_20_2" text:outline-level="2">MySQL and Oracle considerations</text:h>
      <text:p text:style-name="P37">Based on our experience supporting MySQL, we have the following recommendations:</text:p>
      <text:list xml:id="list1033570467" text:style-name="L4">
        <text:list-item>
          <text:p text:style-name="P51">For MySQL, make sure that TCP/IP networking is enabled. </text:p>
        </text:list-item>
        <text:list-item>
          <text:p text:style-name="P51">For MySQL 4.1.x use the J/Connector 3.0.X JDBC drivers instead of the newer 3.1.X series. </text:p>
        </text:list-item>
        <text:list-item>
          <text:p text:style-name="P51">For MySQL 5.X use the J/Connector 3.1.X JDBC drivers instead of the newer 3.1.X series.</text:p>
        </text:list-item>
        <text:list-item>
          <text:p text:style-name="P53"><text:span text:style-name="T37">Make sure you enable MySQL's UTF-8 support. See this page for details:<text:line-break/></text:span><text:a xlink:type="simple" xlink:href="http://rollerweblogger.org/wiki/Wiki.jsp?page=SetupUTF8onMySQL"><text:span text:style-name="T37">http://rollerweblogger.org/wiki/Wiki.jsp?page=SetupUTF8onMySQL</text:span></text:a><text:span text:style-name="T37"> </text:span></text:p>
        </text:list-item>
        <text:list-item>
          <text:p text:style-name="P51">For Oracle users, use the 10g (10.1.0.2 higher) drivers which should be packaged as ojdbc14.jar, even if operating on Oracle 9 server.</text:p>
        </text:list-item>
        <text:list-item>
          <text:p text:style-name="P51">See the server specific sections to information on where to place the JDBC driver jars.</text:p>
          <text:p text:style-name="P53"/>
        </text:list-item>
      </text:list>
      <text:h text:style-name="Heading_20_1" text:outline-level="1">Create Roller configuration file </text:h>
      <text:p text:style-name="P37">For most settings, Roller can be configured from its own web console. But for some startup-properties and advanced configuration options you must set properties in an override file called:</text:p>
      <text:p text:style-name="P34"><text:s text:c="3"/>roller-custom.properties</text:p>
      <text:p text:style-name="P37">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7">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7">Create a text file named <text:span text:style-name="T4">roller-custom.properties</text:span> with the content below, but replacing the bold text the settings appropriate for your database and mail server.</text:p>
      <text:p text:style-name="P27"><text:s text:c="3"/>installation.type=auto</text:p>
      <text:p text:style-name="P27"><text:s text:c="3"/>mediafiles.storage.dir=<text:span text:style-name="T2">/usr/local/rollerdata/mediafiles</text:span></text:p>
      <text:p text:style-name="P27"><text:s text:c="3"/>search.index.dir=<text:span text:style-name="T2">/usr/local/rollerdata/searchindex</text:span></text:p>
      <text:p text:style-name="P27"><text:s text:c="3"/>log4j.appender.roller.File=<text:span text:style-name="T2">/usr/local/rollerdata/roller.log</text:span></text:p>
      <text:p text:style-name="P27"/>
      <text:p text:style-name="P37">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47"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5">Example: <text:span text:style-name="T4">roller-custom.properties</text:span> file</text:p>
      <text:p text:style-name="P25"><text:s text:c="3"/>installation.type=auto</text:p>
      <text:p text:style-name="P25"><text:s text:c="3"/>database.configurationType=jdbc</text:p>
      <text:p text:style-name="P25"><text:s text:c="3"/>database.jdbc.driverClass=<text:span text:style-name="T18">com.mysql.jdbc.Driver</text:span></text:p>
      <text:p text:style-name="P25"><text:s text:c="3"/>database.jdbc.connectionURL=<text:span text:style-name="T18">jdbc:mysql://localhost:3306/rollerdb?autoReconnect=true&amp;useUnicode=true&amp;characterEncoding=utf-8&amp;mysqlEncoding=utf8</text:span></text:p>
      <text:p text:style-name="P25"><text:s text:c="3"/>database.jdbc.username=<text:span text:style-name="T18">scott</text:span></text:p>
      <text:p text:style-name="P25"><text:s text:c="3"/>database.jdbc.password=<text:span text:style-name="T18">tiger</text:span></text:p>
      <text:p text:style-name="P25"><text:s text:c="3"/>mail.configurationType=properties</text:p>
      <text:p text:style-name="Preformatted_20_Text"><text:span text:style-name="T12"><text:s text:c="3"/>mail.hostname=</text:span><text:span text:style-name="Teletype"><text:span text:style-name="T13">smtp-server.example.com</text:span></text:span></text:p>
      <text:p text:style-name="Preformatted_20_Text"><text:span text:style-name="Teletype"><text:span text:style-name="T14"><text:s text:c="3"/>mail.username=</text:span></text:span><text:span text:style-name="Teletype"><text:span text:style-name="T13">scott</text:span></text:span></text:p>
      <text:p text:style-name="Preformatted_20_Text"><text:span text:style-name="Teletype"><text:span text:style-name="T14"><text:s text:c="3"/>mail.password=</text:span></text:span><text:span text:style-name="Teletype"><text:span text:style-name="T13">tiger</text:span></text:span></text:p>
      <text:p text:style-name="Preformatted_20_Text"><text:span text:style-name="Teletype"><text:span text:style-name="T21"/></text:span></text:p>
      <text:p text:style-name="P35">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93932420" text:style-name="L5">
        <text:list-item>
          <text:p text:style-name="P54"><text:span text:style-name="T3">JDBC Driver Jars. </text:span><text:span text:style-name="T23">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3"> directory.</text:span></text:p>
        </text:list-item>
        <text:list-item>
          <text:p text:style-name="P54"><text:span text:style-name="T3">Ja</text:span><text:span text:style-name="T3">va Mail and Activation. </text:span><text:span text:style-name="T23">Tomcat does not include the Java Mail and Activation jars. Even if you do not plan to use email features, you </text:span><text:span text:style-name="T25">must </text:span><text:span text:style-name="T23">download those jars and place them in Tomcat's classpath. Download them from Sun (</text:span><text:a xlink:type="simple" xlink:href="http://java.sun.com/products/javamail"><text:span text:style-name="T23">http://java.sun.com/products/javamail</text:span></text:a><text:span text:style-name="T23">) and place them in Tomcat's </text:span><text:span text:style-name="T5">lib</text:span><text:span text:style-name="T23"> directory.</text:span></text:p>
        </text:list-item>
      </text:list>
      <text:h text:style-name="Heading_20_2" text:outline-level="2"><text:soft-page-break/>Tomcat: Set URI Encoding </text:h>
      <text:p text:style-name="Text_20_body"><text:span text:style-name="T23">Roller supports internationalization (I18N), but on Tomcat some additional configuration is necessary. You must ensure that Tomcat's URI encoding is set to UTF-8. You can do this by editing the Tomcat configuration file </text:span><text:span text:style-name="T20">conf/server.xml</text:span><text:span text:style-name="T23"> and adding </text:span><text:span text:style-name="T28">URIEncoding=”UTF-8”</text:span><text:span text:style-name="T23">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3">And make sure you do this for </text:span><text:span text:style-name="T26">every</text:span><text:span text:style-name="T23"> connector through which you use Roller. For example, if you use the AJP connector or HTTPS connector you need to add the </text:span><text:span text:style-name="Teletype"><text:span text:style-name="T32">URIEncoding="UTF-8"</text:span></text:span><text:span text:style-name="T23"> attribute to those connectors as well.</text:span></text:p>
      <text:h text:style-name="P60" text:outline-level="2">Tomcat: Deploy Roller </text:h>
      <text:p text:style-name="Text_20_body"><text:span text:style-name="T23">Refer to the Tomcat documentation for information on the various ways to deploy a WAR. One way to do this is to use the Tomcat Manager application, which you can reach at the following URL </text:span><text:a xlink:type="simple" xlink:href="http://localhost:8080/manager"><text:span text:style-name="T23">http://localhost:8080/manager</text:span></text:a><text:span text:style-name="T23">.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23">On the manager screen above, scroll down until you see the </text:span><text:span text:style-name="T24">Deploy</text:span><text:span text:style-name="T23"> section, see below:</text:span></text:p>
      <text:p text:style-name="P32"><draw:frame draw:style-name="fr3" draw:name="graphics5" text:anchor-type="paragraph" svg:x="0.7016in" svg:y="0.0925in" svg:width="4.102in" svg:height="1.2181in" draw:z-index="7"><draw:image xlink:href="Pictures/1000020100000276000000BB41008A03.png" xlink:type="simple" xlink:show="embed" xlink:actuate="onLoad"/></draw:frame></text:p>
      <text:p text:style-name="Text_20_body"><text:span text:style-name="T23">Enter the context path at which you would like to see Roller, above we use </text:span><text:span text:style-name="T5">/roller</text:span><text:span text:style-name="T23">. <text:s/>Enter the full path to the Roller WAR file, in the webapps directory of the Roller installation and click </text:span><text:span text:style-name="T24">Deploy</text:span><text:span text:style-name="T23"> to deploy Roller.</text:span></text:p>
      <text:p text:style-name="Text_20_body"><text:span text:style-name="T23">Finally, navigate to </text:span><text:a xlink:type="simple" xlink:href="http://localhost:8080/roller"><text:span text:style-name="T23">http://localhost:8080/roller</text:span></text:a><text:span text:style-name="T23">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23">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FDC48777.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1"><text:s text:c="5"/><text:span text:style-name="T2">Driver Class</text:span>: this is specific to your database's JDBC driver. Examples:</text:p>
      <text:p text:style-name="P41"><text:s text:c="10"/>Derby's driver class is <text:span text:style-name="T4">org.apache.derby.jdbc.ClientDriver</text:span></text:p>
      <text:p text:style-name="P41"><text:s text:c="10"/>MySQL's driver class is <text:span text:style-name="T4">com.mysql.jdbc.Driver</text:span></text:p>
      <text:p text:style-name="P41"><text:s text:c="4"/><text:span text:style-name="T2">Connection URL</text:span>: this is specific to your database installation. Examples:</text:p>
      <text:p text:style-name="P41"><text:s text:c="10"/>Derby example: <text:span text:style-name="T4">jdbc:derby://localhost:1527/rollerdb</text:span></text:p>
      <text:p text:style-name="P41"><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96D115D0.png" xlink:type="simple" xlink:show="embed" xlink:actuate="onLoad"/></draw:frame></text:p>
      <text:p text:style-name="Text_20_body">On the <text:span text:style-name="T2">JDBC Resources</text:span> page, shown below, click the <text:span text:style-name="T2">New..</text:span>. button to add a new resource. <text:span text:style-name="T43">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1B46346B.png" xlink:type="simple" xlink:show="embed" xlink:actuate="onLoad"/></draw:frame></text:p>
      <text:p text:style-name="Text_20_body">Once that's done, it's time to configure mail.</text:p>
      <text:p text:style-name="Text_20_body"><text:soft-page-break/></text:p>
      <text:p text:style-name="Text_20_body"/>
      <text:h text:style-name="Heading_20_2" text:outline-level="2">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22">.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23D8DEF1.png" xlink:type="simple" xlink:show="embed" xlink:actuate="onLoad"/></draw:frame></text:p>
      <text:p text:style-name="Text_20_body"/>
      <text:p text:style-name="Text_20_body"><text:soft-page-break/>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text:soft-page-break/></text:p>
      <text:p text:style-name="Text_20_body"/>
      <text:p text:style-name="Text_20_body"/>
      <text:p text:style-name="P36">Click the <text:span text:style-name="T2">Browse</text:span> button to browse for the Roller WAR file for JBoss, which you'll find in the Roller installation's webapp directory.</text:p>
      <text:p text:style-name="P36"><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23">Finally, navigate to </text:span><text:a xlink:type="simple" xlink:href="http://localhost:8080/roller"><text:span text:style-name="T23">http://localhost:8080/roller</text:span></text:a><text:span text:style-name="T23"> to complete the installation.</text:span></text:p>
      <text:h text:style-name="Heading_20_1" text:outline-level="1">Deploying Roller to JBoss</text:h>
      <text:p text:style-name="Text_20_body"><text:span text:style-name="T33">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7">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23">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23">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5">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11A85032.png" xlink:type="simple" xlink:show="embed" xlink:actuate="onLoad"/></draw:frame>Next, you will see second <text:span text:style-name="T2">Add New</text:span> page, shown below. </text:p>
      <text:p text:style-name="P35"><draw:frame draw:style-name="fr4" draw:name="graphics16" text:anchor-type="paragraph" svg:x="0.3839in" svg:y="0.1165in" svg:width="5.5457in" svg:height="4.1618in" draw:z-index="12"><draw:image xlink:href="Pictures/100002010000026B000001D9F2F9AA5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43">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5">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61" text:outline-level="2"/>
      <text:h text:style-name="P62"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2449AA35.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6">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23">Finally, navigate to </text:span><text:a xlink:type="simple" xlink:href="http://localhost:8080/roller"><text:span text:style-name="T23">http://localhost:8080/roller</text:span></text:a><text:span text:style-name="T23">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B065928E.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6FCA17BE.png" xlink:type="simple" xlink:show="embed" xlink:actuate="onLoad"/></draw:frame></text:p>
      <text:p text:style-name="Text_20_body">Once you're on t<text:span text:style-name="T35">he server1 pa</text:span>ge, look on the right-side<text:span text:style-name="T35">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C3D82EE7.png" xlink:type="simple" xlink:show="embed" xlink:actuate="onLoad"/></draw:frame></text:p>
      <text:p text:style-name="Text_20_body"><text:soft-page-break/>From the<text:span text:style-name="T35">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E06DA584.png" xlink:type="simple" xlink:show="embed" xlink:actuate="onLoad"/></draw:frame><draw:frame draw:style-name="fr4" draw:name="graphics34" text:anchor-type="paragraph" svg:x="0.4327in" svg:y="-0.0354in" svg:width="1.6102in" svg:height="0.9189in" draw:z-index="32"><draw:image xlink:href="Pictures/10000201000000B100000065C91F5B10.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42">profiles/properties</text:span> create a text file named <text:span text:style-name="T42">common-logging.properties </text:span>with the single line below:</text:p>
      <text:p text:style-name="P42"><text:s text:c="5"/>org.apache.commons.logging.LogFactory=org.apache.commons.logging.impl.LogFactoryImpl</text:p>
      <text:p text:style-name="P43"/>
      <text:p text:style-name="Text_20_body">Now, restart WebSphere and your are ready to proceed on to setting up WebSphere filter compatibility.</text:p>
      <text:h text:style-name="P61" text:outline-level="2"/>
      <text:h text:style-name="P62"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9DDD1C31.png" xlink:type="simple" xlink:show="embed" xlink:actuate="onLoad"/></draw:frame></text:p>
      <text:p text:style-name="Text_20_body"/>
      <text:p text:style-name="Text_20_body">Now let's proceed with setting up Roller's database connection.</text:p>
      <text:h text:style-name="P62"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B926D8E6.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C68D4BFE.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0A7F8184.png" xlink:type="simple" xlink:show="embed" xlink:actuate="onLoad"/></draw:frame></text:p>
      <text:h text:style-name="P62"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A1317DB5.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F54E4980.png" xlink:type="simple" xlink:show="embed" xlink:actuate="onLoad"/></draw:frame></text:p>
      <text:p text:style-name="Text_20_body"/>
      <text:p text:style-name="Text_20_body">Now we're ready to add a JNDI name for our new JDBC Provider.</text:p>
      <text:p text:style-name="Text_20_body"/>
      <text:h text:style-name="P61" text:outline-level="2"/>
      <text:h text:style-name="P62"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F3FE3695.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64EA6998.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EDFB5720.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AB7D9AED.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0F4C95C8.png" xlink:type="simple" xlink:show="embed" xlink:actuate="onLoad"/></draw:frame></text:p>
      <text:h text:style-name="P61" text:outline-level="2"/>
      <text:h text:style-name="P62"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A81999DE.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5"> to complete the deployment.</text:span></text:p>
      <text:p text:style-name="Text_20_body"><text:span text:style-name="T23">Finally, navigate to </text:span><text:a xlink:type="simple" xlink:href="http://localhost:8080/roller"><text:span text:style-name="T23">http://localhost:9080/roller</text:span></text:a><text:span text:style-name="T23"> to complete the installation.</text:span></text:p>
      <text:p text:style-name="Text_20_body"/>
      <text:h text:style-name="Heading_20_1" text:outline-level="1">Getting started with Roller</text:h>
      <text:p text:style-name="P37">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7">Navigate to Roller, if you are using a default Tomcat or Glassfish installation then then URL of Roller is probably </text:span><text:a xlink:type="simple" xlink:href="http://localhost:8080/roller"><text:span text:style-name="T37">http://localhost:8080/roller</text:span></text:a><text:span text:style-name="T37">.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7">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7"><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7">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7"><text:soft-page-break/>You have to decide what you want as the front-page of your Roller site. If you are using Roller to run your personal weblog, then you probably want your weblog to be the front-page of the site. In this case, create a weblog for yourself, <text:span text:style-name="T19">don't</text:span> choose the front-page theme but <text:span text:style-name="T19">do</text:span> set your weblog as the front-page weblog for the site. </text:p>
      <text:p text:style-name="P37">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7">Don't forget: </text:span>Reset the <text:span text:style-name="T4">installation.type</text:span> flag</text:p>
      <text:p text:style-name="P37">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7">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7">http://cwiki.apache.org/confluence/display/ROLLER/Roller+Mailing+Lists</text:span></text:a><text:line-break/> <text:s text:c="2"/></text:p>
      <text:h text:style-name="Heading_20_1" text:outline-level="1">Configuration tips and tricks</text:h>
      <text:p text:style-name="P37">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7">Roller includes a RSS/Atom feed aggregator that makes it possible to run a site like </text:span><text:a xlink:type="simple" xlink:href="http://blogs.sun.com/"><text:span text:style-name="T37">http://blogs.sun.com</text:span></text:a><text:span text:style-name="T37">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7">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cache.dir=c:\\roller_data\planetcache</text:p>
      <text:p text:style-name="P22"/>
      <text:p text:style-name="P37">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7">Enable Planet by adding the following to your <text:span text:style-name="T4">roller-custom.properties</text:span> file:</text:p>
      <text:p text:style-name="P27"><text:span text:style-name="T4"><text:s text:c="2"/></text:span><text:span text:style-name="T10">planet.aggregator.enabled=</text:span><text:span text:style-name="T11">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9">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7">Those property settings enable Planet and enable the Planet tasks, both the <text:span text:style-name="T19">RefreshRollerPlanetTask</text:span>, which runs every hour and fetches all RSS/Atom feed subsciptions, and the <text:span text:style-name="T19">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7">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7"><text:line-break/> <text:s text:c="4"/><text:span text:style-name="T4">cache.dir=${user.home}/roller_data/planetcache</text:span></text:p>
      <text:p text:style-name="P37">Once you've made those property settings restart Roller and proceed to the next step.</text:p>
      <text:p text:style-name="Heading_20_4">STEP 4: Display your Planet aggregations</text:p>
      <text:p text:style-name="P37">You can use Roller's UI to add external RSS/Atom feeds to the Planet setup. To display these feeds you'll need to do a little template customization. The easier way to get started is to Roller's existing Front-Page theme. Here's how.</text:p>
      <text:p text:style-name="P39">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33"><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0">With that in place, your front-page will be display your Planet entries. You can find your Planet feeds at the following URLs:</text:p>
      <text:list xml:id="list192016529" text:style-name="L6">
        <text:list-item>
          <text:p text:style-name="P56"><text:a xlink:type="simple" xlink:href="http://localhost:8080/roller/planetrss"><text:span text:style-name="T30">Main Planet feed<text:line-break/></text:span></text:a><text:a xlink:type="simple" xlink:href="http://localhost:8080/roller/planetrss"><text:span text:style-name="T29">http://localhost:8080/roller/planetrss</text:span></text:a></text:p>
        </text:list-item>
        <text:list-item>
          <text:p text:style-name="P55"><text:a xlink:type="simple" xlink:href="http://localhost:8080/roller/rollerrss"><text:span text:style-name="T30">Per group feed<text:line-break/></text:span></text:a><text:a xlink:type="simple" xlink:href="http://localhost:8080/roller/rollerrss"><text:span text:style-name="T29">http://localhost:8080/roller/planetrss?group=&lt;group-name&gt;</text:span></text:a></text:p>
        </text:list-item>
      </text:list>
      <text:h text:style-name="Heading_20_2" text:outline-level="2" text:is-list-header="true"/>
      <text:h text:style-name="P62" text:outline-level="2">Using Server-provided database and mail resources</text:h>
      <text:p text:style-name="P37">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7">Instead of setting up your database and mail connections in <text:span text:style-name="T4">roller-custom.properties</text:span> like this:</text:p>
      <text:p text:style-name="P27"><text:s text:c="3"/>installation.type=auto</text:p>
      <text:p text:style-name="P27"/>
      <text:p text:style-name="P27"><text:s text:c="3"/>database.configurationType=jdbc</text:p>
      <text:p text:style-name="P27"><text:s text:c="3"/>database.jdbc.driverClass=<text:span text:style-name="T18">JDBC driver class name</text:span>]</text:p>
      <text:p text:style-name="P27"><text:s text:c="3"/>database.jdbc.connectionURL=<text:span text:style-name="T18">JDBC connection URL</text:span></text:p>
      <text:p text:style-name="P27"><text:s text:c="3"/>database.jdbc.username=<text:span text:style-name="T18">database username</text:span></text:p>
      <text:p text:style-name="P27"><text:s text:c="3"/>database.jdbc.password=<text:span text:style-name="T18">database password</text:span></text:p>
      <text:p text:style-name="P28"/>
      <text:p text:style-name="P27"><text:s text:c="3"/>mail.configurationType=properties</text:p>
      <text:p text:style-name="P27"><text:s text:c="3"/>mail.hostName=<text:span text:style-name="T18">mail server hostname</text:span></text:p>
      <text:p text:style-name="P27"/>
      <text:p text:style-name="P37">You do it like this:</text:p>
      <text:p text:style-name="P27"><text:s text:c="4"/>installation.type=auto</text:p>
      <text:p text:style-name="P27"/>
      <text:p text:style-name="P27"><text:s text:c="4"/>database.configurationType=jndi</text:p>
      <text:p text:style-name="P27"><text:s text:c="4"/>database.jndi.name=jdbc/rollerdb</text:p>
      <text:p text:style-name="P27"/>
      <text:p text:style-name="P27"><text:s text:c="4"/>mail.configurationType=jndi</text:p>
      <text:p text:style-name="P27"><text:s text:c="4"/>mail.jndi.name=mail/Session</text:p>
      <text:p text:style-name="P27"/>
      <text:p text:style-name="P37">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7">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7">There are a couple of different ways to setup database and mail resources on Tomcat. One way is to provide a Context Configuration file. Here's how to do that on Tomcat 5.5 and 6.0. </text:p>
      <text:p text:style-name="P37">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8"><text:s text:c="2"/>&lt;Context path="/roller" docBase="</text:span><text:span text:style-name="T39">/usr/local/rollerweblogger-5.0.0-for-tomcat/webapp/roller-5.0.0-tomcat.war</text:span><text:span text:style-name="T38">"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P37"/>
      <text:p text:style-name="P37">Once your context.xml file is in place, deploy Roller to Tomcat as described in <text:span text:style-name="T2">Section 7</text:span>.</text:p>
      <text:h text:style-name="Heading_20_2" text:outline-level="2">Manual table creation and upgrade</text:h>
      <text:p text:style-name="P37">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
      <text:p text:style-name="P37">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7">And if you are upgrading Roller, you'll have to run the migration scripts. You'll find those under the <text:span text:style-name="T4">dbscripts</text:span> directory too.</text:p>
      <text:h text:style-name="Heading_20_1" text:outline-level="1">Upgrading Roller</text:h>
      <text:p text:style-name="P37">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7">Before you get started with your upgrade, shutdown your existing Roller install and make a backup of your Roller data. </text:p>
      <text:p text:style-name="P37">Backup your database to somewhere safe on your system or to a remote file-system. Here are a couple of examples: of how to do that on various databases:</text:p>
      <text:list xml:id="list1571679243" text:style-name="L7">
        <text:list-item>
          <text:p text:style-name="P57">On MySQL you create a dump file<text:line-break/><text:span text:style-name="T31">mysqldump -u scott -p rollerdb &gt; /somewhere/safe/roller.dmp</text:span></text:p>
        </text:list-item>
        <text:list-item>
          <text:p text:style-name="P57">With PostgreSQL you can do the same thing<text:line-break/><text:span text:style-name="T31">pg_dump -h 127.0.0.1 -W -U scott rollerdb &gt; /somewhere/safe/roller.db</text:span></text:p>
        </text:list-item>
      </text:list>
      <text:p text:style-name="P37">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7">When you first start Roller 5.0 it will migrate your old file uploads to the new Media Blogging system. If this is to work properly you MUST ensure that the two properties below are set correctly before you start Roller 5.0 for the first time.</text:p>
      <text:p text:style-name="P37"/>
      <text:p text:style-name="P34"><text:tab/># The directory in which Roller will upload files</text:p>
      <text:p text:style-name="P34"><text:tab/>mediafiles.storage.dir=${user.home}/roller_data/mediafiles</text:p>
      <text:p text:style-name="P34"/>
      <text:p text:style-name="P34"><text:tab/># The directory in which Roller will upload files</text:p>
      <text:p text:style-name="P34"><text:tab/>uploads.dir=${user.home}/roller_data/uploads</text:p>
      <text:p text:style-name="P37"/>
      <text:p text:style-name="P37">The mediafiles.storage.dir property should be set to the location where you would like to store uploaded files. The uploads.dir property should be set to the location where you stored uploaded files in Roller 4.0.</text:p>
      <text:h text:style-name="P62" text:outline-level="2">Install and startup the new Roller <text:bookmark text:name="ref-UpgradeGuide_2.1-2"/></text:h>
      <text:p text:style-name="P37">Follow the normal installation instructions for the new version of Roller, but...</text:p>
      <text:list xml:id="list1034493135" text:style-name="L8">
        <text:list-item>
          <text:p text:style-name="P52">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2">Don't create a new database for Roller. Instead point Roller to your existing Roller database. <text:span text:style-name="T2">This is completely safe because you created a backup of your database, right?</text:span></text:p>
        </text:list-item>
      </text:list>
      <text:p text:style-name="P37">When you deploy and startup, Roller will detect that your database needs to be upgraded and it will offer to run each of the migrations scripts necessary to upgrade you from your old version to the new version of Roller.</text:p>
      <text:p text:style-name="P37"><text:span text:style-name="T2">NOTE</text:span>: You can run the database scripts manually too, see <text:span text:style-name="T2">Section 9.4</text:span>.</text:p>
      <text:p text:style-name="P37"><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text:soft-page-break/></text:p>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ext:soft-page-break/>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passwds.encryption.algorithm=SHA</text:p>
      <text:p text:style-name="P26"/>
      <text:p text:style-name="P26"># Role name to global permission action mappings</text:p>
      <text:p text:style-name="P26"><text:soft-page-break/>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
      <text:p text:style-name="P26"># The set of user defined request mappers. <text:s/>These are prepended to the list above.</text:p>
      <text:p text:style-name="P26">rendering.userRequestMappers=</text:p>
      <text:p text:style-name="P26"><text:soft-page-break/></text:p>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text:soft-page-break/>#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log4j.category.openjpa.Runtime=WARN</text:p>
      <text:p text:style-name="P26">log4j.category.openjpa.Remote=WARN</text:p>
      <text:p text:style-name="P26"><text:soft-page-break/>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11</text:page-number></text:p>
      </style:footer>
    </style:master-page>
    <style:master-page style:name="OpenDS_20_Body_20_Page" style:display-name="OpenDS Body Page" style:page-layout-name="Mpm5">
      <style:footer>
        <text:p text:style-name="MP1"><text:title/><text:tab/><text:page-number text:select-page="current">11</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11</text:page-number></text:p>
      </style:footer>
    </style:master-page>
    <style:master-page style:name="OpenDS_20_License_20_Page" style:display-name="OpenDS License Page" style:page-layout-name="Mpm6">
      <style:footer>
        <text:p text:style-name="MP1"><text:title/><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1-05-02T20:57:25</dc:date>
    <meta:keyword>OpenDS Directory Server Administration Framework</meta:keyword>
    <dc:language>en-US</dc:language>
    <meta:editing-cycles>120</meta:editing-cycles>
    <meta:editing-duration>P3DT1H31M49S</meta:editing-duration>
    <meta:document-statistic meta:table-count="1" meta:image-count="59" meta:object-count="0" meta:page-count="53" meta:paragraph-count="990" meta:word-count="9133" meta:character-count="70631"/>
    <meta:user-defined meta:name="Info 1"/>
    <meta:user-defined meta:name="Info 2"/>
    <meta:user-defined meta:name="Info 3"/>
    <meta:user-defined meta:name="Info 4"/>
  </office:meta>
</office:document-meta>
</file>